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411d" officeooo:paragraph-rsid="001d411d"/>
    </style:style>
    <style:style style:name="P2" style:family="paragraph" style:parent-style-name="Standard">
      <style:text-properties officeooo:rsid="001d411d" officeooo:paragraph-rsid="00209916"/>
    </style:style>
    <style:style style:name="P3" style:family="paragraph" style:parent-style-name="Standard">
      <style:text-properties fo:font-weight="normal" officeooo:rsid="001d411d" officeooo:paragraph-rsid="001d411d" style:font-weight-asian="normal" style:font-weight-complex="normal"/>
    </style:style>
    <style:style style:name="P4" style:family="paragraph" style:parent-style-name="Standard">
      <style:text-properties officeooo:rsid="00228feb" officeooo:paragraph-rsid="00228feb"/>
    </style:style>
    <style:style style:name="P5" style:family="paragraph" style:parent-style-name="Standard">
      <style:text-properties officeooo:rsid="00270652" officeooo:paragraph-rsid="00270652"/>
    </style:style>
    <style:style style:name="P6" style:family="paragraph" style:parent-style-name="Standard">
      <style:text-properties fo:font-weight="normal" officeooo:rsid="001d411d" officeooo:paragraph-rsid="001d411d" style:font-weight-asian="normal" style:font-weight-complex="normal"/>
    </style:style>
    <style:style style:name="P7" style:family="paragraph" style:parent-style-name="Standard">
      <style:text-properties fo:font-weight="normal" officeooo:rsid="00279736" officeooo:paragraph-rsid="00279736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279736" officeooo:paragraph-rsid="00279736" style:font-weight-asian="normal" style:font-weight-complex="normal"/>
    </style:style>
    <style:style style:name="P9" style:family="paragraph" style:parent-style-name="Standard" style:list-style-name="L6">
      <style:text-properties fo:font-weight="normal" officeooo:rsid="00279736" officeooo:paragraph-rsid="00279736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279736" officeooo:paragraph-rsid="00279736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279736" officeooo:paragraph-rsid="00279736" style:font-weight-asian="normal" style:font-weight-complex="normal"/>
    </style:style>
    <style:style style:name="P12" style:family="paragraph" style:parent-style-name="Standard">
      <style:text-properties officeooo:rsid="001d411d" officeooo:paragraph-rsid="001d411d"/>
    </style:style>
    <style:style style:name="P13" style:family="paragraph" style:parent-style-name="Standard" style:list-style-name="L4"/>
    <style:style style:name="P14" style:family="paragraph" style:parent-style-name="Standard" style:list-style-name="L4">
      <style:text-properties officeooo:paragraph-rsid="00279736"/>
    </style:style>
    <style:style style:name="P15" style:family="paragraph" style:parent-style-name="Standard" style:list-style-name="L8">
      <style:text-properties officeooo:rsid="00279736" officeooo:paragraph-rsid="00279736"/>
    </style:style>
    <style:style style:name="P16" style:family="paragraph" style:parent-style-name="Standard">
      <style:text-properties officeooo:rsid="00209916" officeooo:paragraph-rsid="00279736"/>
    </style:style>
    <style:style style:name="P17" style:family="paragraph" style:parent-style-name="Standard" style:list-style-name="L4">
      <style:text-properties style:font-name="Liberation Serif"/>
    </style:style>
    <style:style style:name="P18" style:family="paragraph" style:parent-style-name="Standard" style:list-style-name="L8">
      <style:text-properties officeooo:paragraph-rsid="00279736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officeooo:rsid="00240870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09916" style:font-weight-asian="normal" style:font-weight-complex="normal"/>
    </style:style>
    <style:style style:name="T5" style:family="text">
      <style:text-properties fo:font-weight="normal" officeooo:rsid="0022c02b" style:font-weight-asian="normal" style:font-weight-complex="normal"/>
    </style:style>
    <style:style style:name="T6" style:family="text">
      <style:text-properties fo:font-weight="normal" officeooo:rsid="00240870" style:font-weight-asian="normal" style:font-weight-complex="normal"/>
    </style:style>
    <style:style style:name="T7" style:family="text">
      <style:text-properties fo:font-weight="normal" officeooo:rsid="00279736" style:font-weight-asian="normal" style:font-weight-complex="normal"/>
    </style:style>
    <style:style style:name="T8" style:family="text">
      <style:text-properties fo:font-weight="normal" officeooo:rsid="00283e24" style:font-weight-asian="normal" style:font-weight-complex="normal"/>
    </style:style>
    <style:style style:name="T9" style:family="text">
      <style:text-properties officeooo:rsid="0027973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2212B – Group 17 – Meeting <text:span text:style-name="T9">2</text:span> Minutes</text:p>
      <text:p text:style-name="P1"><text:span text:style-name="T9">Monday, 9 </text:span>February 2015</text:p>
      <text:p text:style-name="P1">Start: <text:span text:style-name="T9">3</text:span>:30<text:span text:style-name="T9">p</text:span>m</text:p>
      <text:p text:style-name="P1"/>
      <text:p text:style-name="P5">Attendance: Mathias, Timothy, Nicole, Yibin, M<text:span text:style-name="T9">adhavi (first 30 minutes)</text:span>, Miguel</text:p>
      <text:p text:style-name="P5">Chair: <text:span text:style-name="T9">none</text:span></text:p>
      <text:p text:style-name="P5">Official Minutes taken by: <text:span text:style-name="T9">Nicole</text:span></text:p>
      <text:p text:style-name="P1"/>
      <text:p text:style-name="P1"><text:span text:style-name="T10">Agenda</text:span></text:p>
      <text:p text:style-name="P1"/>
      <text:p text:style-name="P7">1. GitHub Wiki:</text:p>
      <text:list xml:id="list645400967141085789" text:style-name="L7">
        <text:list-item>
          <text:p text:style-name="P11">Home and PitovalTracker page have been implemented</text:p>
        </text:list-item>
      </text:list>
      <text:list xml:id="list8512344862176094140" text:style-name="L5">
        <text:list-item>
          <text:p text:style-name="P8">Project Plan and Software Design pages still have to be implemented</text:p>
        </text:list-item>
        <text:list-item>
          <text:p text:style-name="P8">Everyone should add to the Personal Profile page</text:p>
        </text:list-item>
      </text:list>
      <text:p text:style-name="P1"/>
      <text:p text:style-name="P3"><text:span text:style-name="T9">2</text:span>. Pivotal Tracker:</text:p>
      <text:list xml:id="list3224556866279994134" text:style-name="L6">
        <text:list-item>
          <text:p text:style-name="P9">Has everyone been invited to the project site? Yes</text:p>
        </text:list-item>
        <text:list-item>
          <text:p text:style-name="P9">Should start writing user stories</text:p>
        </text:list-item>
      </text:list>
      <text:p text:style-name="P1"/>
      <text:p text:style-name="P3">4. UML Class Diagram:</text:p>
      <text:list xml:id="list3775961167852853908" text:style-name="L4">
        <text:list-item>
          <text:p text:style-name="P10">Have agreed to the following classes:</text:p>
          <text:list>
            <text:list-item>
              <text:p text:style-name="P17"><text:span text:style-name="T11">Main</text:span></text:p>
            </text:list-item>
            <text:list-item>
              <text:p text:style-name="P13"><text:span text:style-name="T12">Parent Panel (is it considered a class in the UML diagram?)</text:span></text:p>
            </text:list-item>
            <text:list-item>
              <text:p text:style-name="P13"><text:span text:style-name="T12">subpanel for local view</text:span></text:p>
            </text:list-item>
            <text:list-item>
              <text:p text:style-name="P13"><text:span text:style-name="T12">subpanel for long-term forecast</text:span></text:p>
            </text:list-item>
            <text:list-item>
              <text:p text:style-name="P13"><text:span text:style-name="T12">subpanel for short-term forecast</text:span></text:p>
            </text:list-item>
            <text:list-item>
              <text:p text:style-name="P13"><text:span text:style-name="T12">Weather</text:span></text:p>
            </text:list-item>
            <text:list-item>
              <text:p text:style-name="P13"><text:span text:style-name="T12">Icon (not sure if we maintained this idea)</text:span></text:p>
            </text:list-item>
            <text:list-item>
              <text:p text:style-name="P14"><text:span text:style-name="T12">Parser (or "Converter from JSON to Weather object")</text:span></text:p>
            </text:list-item>
            <text:list-item>
              <text:p text:style-name="P14"><text:span text:style-name="T12">MyLocations</text:span></text:p>
            </text:list-item>
          </text:list>
        </text:list-item>
      </text:list>
      <text:p text:style-name="P2"/>
      <text:p text:style-name="P16">Action Items: </text:p>
      <text:list xml:id="list1752915545709730337" text:style-name="L8">
        <text:list-item>
          <text:p text:style-name="P18"><text:span text:style-name="T9">Nicole will work on first draft of UML Class Diagram</text:span></text:p>
        </text:list-item>
        <text:list-item>
          <text:p text:style-name="P18"><text:span text:style-name="T9">Miguel will update the Project Plan Page </text:span></text:p>
        </text:list-item>
        <text:list-item>
          <text:p text:style-name="P15">Everyone adds user stories to PivotalTracker</text:p>
        </text:list-item>
      </text:list>
      <text:p text:style-name="P2"/>
      <text:p text:style-name="P2"><text:span text:style-name="T4">Next Meeting: </text:span><text:span text:style-name="T7">Thursday</text:span><text:span text:style-name="T4">, </text:span><text:span text:style-name="T8">12 </text:span><text:span text:style-name="T6">Februar</text:span><text:span text:style-name="T7">y</text:span><text:span text:style-name="T6">,</text:span><text:span text:style-name="T4"> </text:span><text:span text:style-name="T7">11</text:span><text:span text:style-name="T4">:30</text:span><text:span text:style-name="T7">a</text:span><text:span text:style-name="T6">m in MC 239.</text:span><text:span text:style-name="T3"> </text:span></text:p>
      <text:p text:style-name="P4"><text:span text:style-name="T3">End: </text:span><text:span text:style-name="T7">5</text:span><text:span text:style-name="T3">:30</text:span><text:span text:style-name="T5">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14:32.736935079</meta:creation-date>
    <dc:date>2015-02-09T19:20:50.167636849</dc:date>
    <meta:editing-duration>PT1H12M55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31" meta:word-count="183" meta:character-count="1040" meta:non-whitespace-character-count="901"/>
  </office:meta>
</office:document-meta>
</file>